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685f3" officeooo:paragraph-rsid="002b319b"/>
    </style:style>
    <style:style style:name="P3" style:family="paragraph" style:parent-style-name="Text_20_body" style:list-style-name="L1">
      <style:text-properties officeooo:rsid="00115d40" officeooo:paragraph-rsid="00115d40"/>
    </style:style>
    <style:style style:name="P4" style:family="paragraph" style:parent-style-name="Text_20_body" style:list-style-name="L1">
      <style:text-properties officeooo:rsid="003c53b0" officeooo:paragraph-rsid="003c53b0"/>
    </style:style>
    <style:style style:name="P5" style:family="paragraph" style:parent-style-name="Text_20_body" style:list-style-name="L1">
      <style:text-properties officeooo:rsid="0045ef52" officeooo:paragraph-rsid="0045ef52"/>
    </style:style>
    <style:style style:name="T1" style:family="text">
      <style:text-properties fo:font-variant="small-caps"/>
    </style:style>
    <style:style style:name="T2" style:family="text">
      <style:text-properties officeooo:rsid="000ba1c0"/>
    </style:style>
    <style:style style:name="T3" style:family="text">
      <style:text-properties officeooo:rsid="000c71c9"/>
    </style:style>
    <style:style style:name="T4" style:family="text">
      <style:text-properties officeooo:rsid="0012fee0"/>
    </style:style>
    <style:style style:name="T5" style:family="text">
      <style:text-properties officeooo:rsid="001b80b4"/>
    </style:style>
    <style:style style:name="T6" style:family="text">
      <style:text-properties officeooo:rsid="001fadfb"/>
    </style:style>
    <style:style style:name="T7" style:family="text">
      <style:text-properties officeooo:rsid="002148d1"/>
    </style:style>
    <style:style style:name="T8" style:family="text">
      <style:text-properties officeooo:rsid="002b319b"/>
    </style:style>
    <style:style style:name="T9" style:family="text">
      <style:text-properties officeooo:rsid="003e5c78"/>
    </style:style>
    <style:style style:name="T10" style:family="text">
      <style:text-properties officeooo:rsid="0040eea6"/>
    </style:style>
    <style:style style:name="T11" style:family="text">
      <style:text-properties officeooo:rsid="0041a31b"/>
    </style:style>
    <style:style style:name="T12" style:family="text">
      <style:text-properties officeooo:rsid="00476ff7"/>
    </style:style>
    <style:style style:name="T13" style:family="text">
      <style:text-properties officeooo:rsid="004e00f0"/>
    </style:style>
    <style:style style:name="T14" style:family="text">
      <style:text-properties officeooo:rsid="004f3032"/>
    </style:style>
    <style:style style:name="T15" style:family="text">
      <style:text-properties officeooo:rsid="005081aa"/>
    </style:style>
    <style:style style:name="T16" style:family="text">
      <style:text-properties officeooo:rsid="005272f0"/>
    </style:style>
    <style:style style:name="T17" style:family="text">
      <style:text-properties officeooo:rsid="005b149e"/>
    </style:style>
    <style:style style:name="T18" style:family="text">
      <style:text-properties officeooo:rsid="005e7140"/>
    </style:style>
    <style:style style:name="T19" style:family="text">
      <style:text-properties officeooo:rsid="006a7483"/>
    </style:style>
    <style:style style:name="T20" style:family="text">
      <style:text-properties officeooo:rsid="007850ba"/>
    </style:style>
    <style:style style:name="T21" style:family="text">
      <style:text-properties officeooo:rsid="007a1784"/>
    </style:style>
    <style:style style:name="T22" style:family="text">
      <style:text-properties officeooo:rsid="0093d0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7:1-26</text:h>
      <text:h text:style-name="Heading_20_2" text:outline-level="2"><text:bookmark text:name="en-GNT-5631"/>Achan's Sin</text:h>
      <text:list xml:id="list3877843525" text:style-name="L1">
        <text:list-item>
          <text:p text:style-name="P1">The <text:span text:style-name="T1">Lord</text:span>'s command to Israel not to take from Jericho anything that was to be destroyed was not obeyed. A man named Achan disobeyed that order, and so the <text:span text:style-name="T1">Lord</text:span> was furious with the Israelites. (Achan was the son of Carmi and grandson of Zabdi, and belonged to the clan of Zerah, a part of the tribe of Judah.) Joshua sent some men from Jericho to Ai, a city east of Bethel, near Bethaven, with orders to go and explore the land. When they had done so, they reported back to Joshua: “There is no need for everyone to attack Ai. Send only about two or three thousand men. Don't send the whole army up there to fight; it is not a large city.” So about three thousand Israelites made the attack, but they were forced to retreat. The men of Ai chased them from the city gate as far as some quarries and killed about thirty-six of them on the way down the hill. Then the Israelites lost their courage and were afraid. Joshua and the leaders of Israel tore their clothes in grief, threw themselves to the ground before the <text:span text:style-name="T1">Lord</text:span>'s Covenant Box, and lay there till evening, with dust on their heads to show their sorrow. And Joshua said, “Sovereign <text:span text:style-name="T1">Lord</text:span>! Why did you bring us across the Jordan at all? To turn us over to the Amorites? To destroy us? Why didn't we just stay on the other side of the Jordan? What can I say, O Lord, now that Israel has retreated from the enemy? The Canaanites and everyone else in the country will hear about it. They will surround us and kill every one of us! And then what will you do to protect your honor?”<text:bookmark text:name="en-GNT-5640"/> The <text:span text:style-name="T1">Lord</text:span> said to Joshua, “Get up! Why are you lying on the ground like this? <text:bookmark text:name="en-GNT-5641"/>Israel has sinned! They have broken the agreement with me that I ordered them to keep. They have taken some of the things condemned to destruction. They stole them, lied about it, and put them with their own things. <text:bookmark text:name="en-GNT-5642"/>This is why the Israelites cannot stand against their enemies. They retreat from them because they themselves have now been condemned to destruction! I will not stay with you any longer unless you destroy the things you were ordered not to take! <text:bookmark text:name="en-GNT-5643"/>Get up! Purify the people and get them ready to come before me. Tell them to be ready tomorrow, because I, the <text:span text:style-name="T1">Lord</text:span> God of Israel, have this to say: ‘Israel, you have in your possession some things that I ordered you to destroy! You cannot stand against your enemies until you get rid of these things!’ <text:bookmark text:name="en-GNT-5644"/>So tell them that in the morning they will be brought forward, tribe by tribe. The tribe that I pick out will then come forward, clan by clan. The clan that I pick out will come forward, family by family. The family that I pick out will come forward, one by one. <text:bookmark text:name="en-GNT-5645"/>The one who is then picked out and found with the condemned goods will be burned, along with his family and everything he owns, for he has brought terrible shame on Israel and has broken my covenant.”<text:bookmark text:name="en-GNT-5646"/> Early the next morning Joshua brought Israel forward, tribe by tribe, and the tribe of Judah was picked out. <text:bookmark text:name="en-GNT-5647"/>He brought the tribe of Judah forward, clan by clan, and the clan of Zerah was picked out. Then he brought the clan of Zerah forward, family by family, and the family of Zabdi was picked out.<text:bookmark text:name="en-GNT-5648"/> He then brought Zabdi's family forward, one by one, and Achan, the son of Carmi and grandson of Zabdi, was picked out. <text:bookmark text:name="en-GNT-5649"/>Joshua said to him, “My son, tell the truth here before the <text:span text:style-name="T1">Lord</text:span>, the God of Israel, and confess. Tell me now what you have done. Don't try to hide it from me.”<text:bookmark text:name="en-GNT-5650"/> “It's true,” Achan answered. “I have sinned against the <text:span text:style-name="T1">Lord</text:span>, Israel's God, and this is what I did. <text:bookmark text:name="en-GNT-5651"/>Among the things we seized I saw a beautiful Babylonian cloak, about five pounds of silver, and a bar of gold weighing over one pound. I wanted them so much that I <text:soft-page-break/>took them. You will find them buried inside my tent, with the silver at the bottom.”<text:bookmark text:name="en-GNT-5652"/> So Joshua sent some men, who ran to the tent and found that the condemned things really were buried there, with the silver at the bottom. <text:bookmark text:name="en-GNT-5653"/>They brought them out of the tent, took them to Joshua and all the Israelites, and laid them down in the presence of the <text:span text:style-name="T1">Lord</text:span>. <text:bookmark text:name="en-GNT-5654"/>Joshua, along with all the people of Israel, seized Achan, the silver, the cloak, the bar of gold, together with Achan's sons and daughters, his cattle, donkeys, and sheep, his tent, and everything else he owned; and they took them to Trouble Valley. <text:bookmark text:name="en-GNT-5655"/>And Joshua said, “Why have you brought such trouble on us? The <text:span text:style-name="T1">Lord</text:span> will now bring trouble on you!” All the people then stoned Achan to death; they also stoned and burned his family and possessions. <text:bookmark text:name="en-GNT-5656"/>They put a huge pile of stones over him, which is there to this day. That is why that place is still called Trouble Valley. Then the <text:span text:style-name="T1">Lord</text:span> was no longer furious.</text:p>
        </text:list-item>
        <text:list-item>
          <text:p text:style-name="P2">There are four m<text:span text:style-name="T13">essages</text:span> I <text:span text:style-name="T14">g</text:span><text:span text:style-name="T16">o</text:span><text:span text:style-name="T14">t</text:span> from this story, the<text:span text:style-name="T15">y</text:span> are: <text:span text:style-name="T17">Diso</text:span>bedience, God’s omnipience/omnipresence, punishment/consequences <text:span text:style-name="T8">and </text:span>forgiveness. <text:span text:style-name="T2">Achan took things that were supposed to be destroyed and this brought trouble to the whole of Israel. </text:span><text:span text:style-name="T3">It was his greed or envy that made him take these things, we need to get rid of envy and greed in our lives, it will lead us to sin/</text:span><text:span text:style-name="T18">disobedience</text:span><text:span text:style-name="T3">.</text:span></text:p>
        </text:list-item>
        <text:list-item>
          <text:p text:style-name="P3">God is onmipresent or omnipient, <text:span text:style-name="T5">he’s always present,</text:span> he knows and sees everything. The act<text:span text:style-name="T6">s</text:span> of Achan were noticed and they angered God. Let’s always remember this, God is always watching over us and he see<text:span text:style-name="T7">s</text:span> all that we do. <text:span text:style-name="T4">When we sin in secret, he sees it and it angers him.</text:span></text:p>
        </text:list-item>
        <text:list-item>
          <text:p text:style-name="P4">Our sin<text:span text:style-name="T19">s</text:span> will be punished accordingly, our sins will bring punishment to our families and even nation. <text:span text:style-name="T9">Achans sin made the Israelites weak, they couldn’t defeat their enemies. Achans sin brought destruction to his whole family, all were killed. It’s a shame. </text:span><text:span text:style-name="T10">Our sins will be punished accordingly and others </text:span><text:span text:style-name="T21">might also</text:span><text:span text:style-name="T10"> suffer with us. Guys, let’s </text:span><text:span text:style-name="T11">avoid</text:span><text:span text:style-name="T10"> sin, </text:span><text:span text:style-name="T22">God is watching</text:span><text:span text:style-name="T10">.</text:span></text:p>
        </text:list-item>
        <text:list-item>
          <text:p text:style-name="P5">The Lord forgives, after all that happened that the corrections were made, the nation of Israel was forgiven. <text:span text:style-name="T12">They were restored to their conquering might, the Lord was now fighting for them agai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6T08:58:17.975327688</meta:creation-date>
    <dc:date>2022-06-16T10:16:30.098575989</dc:date>
    <meta:editing-duration>PT1H17M55S</meta:editing-duration>
    <meta:editing-cycles>33</meta:editing-cycles>
    <meta:generator>LibreOffice/6.4.7.2$Linux_X86_64 LibreOffice_project/40$Build-2</meta:generator>
    <meta:document-statistic meta:table-count="0" meta:image-count="0" meta:object-count="0" meta:page-count="2" meta:paragraph-count="7" meta:word-count="1095" meta:character-count="5911" meta:non-whitespace-character-count="4828"/>
  </office:meta>
</office:document-meta>
</file>